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officeooo:paragraph-rsid="0009dcff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text-properties officeooo:paragraph-rsid="0009dcff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9dcff"/>
    </style:style>
    <style:style style:name="P5" style:family="paragraph" style:parent-style-name="Text_20_body">
      <style:text-properties officeooo:paragraph-rsid="000e5202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0e5202"/>
    </style:style>
    <style:style style:name="P7" style:family="paragraph" style:parent-style-name="Text_20_body">
      <style:text-properties officeooo:paragraph-rsid="0012959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29591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147f48" officeooo:paragraph-rsid="00147f48"/>
    </style:style>
    <style:style style:name="P10" style:family="paragraph" style:parent-style-name="Text_20_body">
      <style:text-properties officeooo:rsid="00147f48" officeooo:paragraph-rsid="00147f48"/>
    </style:style>
    <style:style style:name="P11" style:family="paragraph" style:parent-style-name="Text_20_body">
      <style:paragraph-properties fo:margin-top="0cm" fo:margin-bottom="0cm" style:contextual-spacing="false"/>
      <style:text-properties fo:font-weight="bold" officeooo:rsid="00147f48" officeooo:paragraph-rsid="00147f48" style:font-weight-asian="bold" style:font-weight-complex="bold"/>
    </style:style>
    <style:style style:name="P12" style:family="paragraph" style:parent-style-name="Text_20_body">
      <style:text-properties officeooo:rsid="0018219d" officeooo:paragraph-rsid="0018219d"/>
    </style:style>
    <style:style style:name="T1" style:family="text">
      <style:text-properties officeooo:rsid="00051d5b"/>
    </style:style>
    <style:style style:name="T2" style:family="text">
      <style:text-properties officeooo:rsid="0006e205"/>
    </style:style>
    <style:style style:name="T3" style:family="text">
      <style:text-properties officeooo:rsid="00077d1e"/>
    </style:style>
    <style:style style:name="T4" style:family="text">
      <style:text-properties officeooo:rsid="000cfa81"/>
    </style:style>
    <style:style style:name="T5" style:family="text">
      <style:text-properties officeooo:rsid="001025d2"/>
    </style:style>
    <style:style style:name="T6" style:family="text">
      <style:text-properties officeooo:rsid="0010b897"/>
    </style:style>
    <style:style style:name="T7" style:family="text">
      <style:text-properties officeooo:rsid="00129591"/>
    </style:style>
    <style:style style:name="T8" style:family="text">
      <style:text-properties officeooo:rsid="0012c35e"/>
    </style:style>
    <style:style style:name="T9" style:family="text">
      <style:text-properties officeooo:rsid="00153f65"/>
    </style:style>
    <style:style style:name="T10" style:family="text">
      <style:text-properties officeooo:rsid="0016ce2a"/>
    </style:style>
    <style:style style:name="T11" style:family="text">
      <style:text-properties officeooo:rsid="0017a88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3">Moduł</text:span> jest narzędziem do organizowania i zarządzania prywatnymi zadaniami użytkownika. Jej głównym celem jest ułatwienie planowania i śledzenia postępów w realizacji codziennych oraz długoterminowych zadań. </text:p>
      <text:p text:style-name="Horizontal_20_Line"/>
      <text:h text:style-name="P1" text:outline-level="3"><text:span text:style-name="Strong_20_Emphasis">Jak działa?</text:span></text:h>
      <text:p text:style-name="P3"><text:span text:style-name="Strong_20_Emphasis"/></text:p>
      <text:p text:style-name="P3"><text:span text:style-name="Strong_20_Emphasis">Dodawanie zadań:</text:span><text:line-break/>Użytkownik może tworzyć nowe zadania, podając ich nazwę, priorytet, daty rozpoczęcia i zakończenia, typ zadania (główne lub codzienne), kategorię oraz opis.</text:p>
      <text:p text:style-name="P8">Zadania mogą zawierać <text:span text:style-name="T7">również dowolną ilość </text:span>podzada<text:span text:style-name="T7">ń. Do każdego podzadania można ustawić równięż date dla zadań głównych lub godzine dla zadań dziennych. </text:span><text:span text:style-name="T8">Dodawanie i edycja podzadań dostępna jest tylko w trybie edycji zadania</text:span></text:p>
      <text:p text:style-name="P8"/>
      <text:p text:style-name="P11">Podgląd zadań:</text:p>
      <text:p text:style-name="P8"/>
      <text:p text:style-name="P9">Można wyświetlić szczegóły danego zadania zadania. W tym trybie dostępne są również opcje usunięcia zadania, archiwizacji czy jego zakończenia. Można również zaznaczać podzadania jako wykonane (co jest dostępne tylko z tego poziomu). </text:p>
      <text:p text:style-name="P9"/>
      <text:p text:style-name="P9">Jeśli zadanie jest zarchizowane wtedy opcje jak edycja zadania, zakończenie zadanie czy zarządzanie podzadaniami są zablokowane.</text:p>
      <text:p text:style-name="P8"/>
      <text:p text:style-name="Text_20_body"><text:span text:style-name="Strong_20_Emphasis">Wyświetlanie zadań:</text:span><text:line-break/><text:span text:style-name="T1">Znajdują się</text:span> w <text:span text:style-name="T1">panelu głównym i w panelu z zadaniami. Zadania są wyświetlane w formię </text:span>li<text:span text:style-name="T1">sty</text:span>, którą można sortować i filtrować według różnych kryteriów, takich jak priorytet, status (np. w trakcie, ukończone) czy <text:span text:style-name="T1">nazwa</text:span>.</text:p>
      <text:p text:style-name="P3"><text:span text:style-name="Strong_20_Emphasis">Zarządzanie zadaniami:</text:span><text:line-break/>Użytkownik może edytować, usuwać oraz archiwizować zadania. Archiwalne zadania są automatycznie ukrywane z widoku. <text:span text:style-name="T1">Zadani</text:span><text:span text:style-name="T2">a</text:span><text:span text:style-name="T1"> zarchiwizowane znajdują się w panelu Archiwum</text:span></text:p>
      <text:p text:style-name="P12">Zadani można oznaczyć również jako wykonane. Wtedy zmienia się ich wygląd. Jeśli zadanie było główne wtedy odświeżają się statystyki odnośnie zadań głównych</text:p>
      <text:p text:style-name="P3"><text:span text:style-name="Strong_20_Emphasis">Archiwizacja zadań:</text:span></text:p>
      <text:p text:style-name="P4">Archiwizować można tylko zadania główne.</text:p>
      <text:p text:style-name="P3">Jeśli termin ukończenia zadania minie, aplikacja automatycznie oznacza je jako „Porzucone” i przenosi do archiwum.</text:p>
      <text:p text:style-name="P10">Archiwizacja oznacza że zadanie będzie wyświetlało się tylko w panelu archiwum. Zablokowany będzie licznik odliczający czas do wykonania zadania. <text:span text:style-name="T9">Zablokowane będą również inne opcje </text:span><text:soft-page-break/><text:span text:style-name="T9">(mowa o tym wyżej </text:span><text:span text:style-name="T10">propo podglądu zadań</text:span><text:span text:style-name="T9">)</text:span></text:p>
      <text:p text:style-name="P10">Ważne! Archiwizowane zadania również są wliczane do statystyki na wykresie kołowym</text:p>
      <text:p text:style-name="P3"><text:span text:style-name="Strong_20_Emphasis">Kategorie:</text:span></text:p>
      <text:p text:style-name="P2">Użytkownik może tworzyć, edytować i usuwać własne kategorie.</text:p>
      <text:p text:style-name="P2">Każda kategoria może mieć przypisaną ikonę, którą użytkownik wybiera z dostępnej listy.</text:p>
      <text:p text:style-name="P3">Kategoryzacja zadań ułatwia ich organizację i szybkie wyszukiwanie.</text:p>
      <text:p text:style-name="P3"><text:span text:style-name="Strong_20_Emphasis">Wyszukiwanie:</text:span></text:p>
      <text:p text:style-name="P2">Aplikacja pozwala wyszukiwać zarówno zadania, jak i kategorie.</text:p>
      <text:p text:style-name="P2"/>
      <text:p text:style-name="P7"><text:span text:style-name="Strong_20_Emphasis">Statystyki:</text:span><text:line-break/><text:span text:style-name="T4">Moduł</text:span> śledzi statystyki, takie jak liczba wszystkich <text:span text:style-name="T11">aktywnych </text:span>zadań <text:span text:style-name="T11">w</text:span> podzia<text:span text:style-name="T11">le</text:span> na główne i codzienne.</text:p>
      <text:p text:style-name="P7"><text:span text:style-name="T5">Wykres kołowy obrazuje proporcje pomiędzy głównymi zadaniami ukończonymi, porzuconymi czy tymi w trakcie.</text:span> <text:span text:style-name="T5">Wykres bierze również pod uwagę zadania znajdujące się w archiwum. </text:span><text:span text:style-name="T6">Jest on dynamicznie aktualizowany w trakcie działania modułu</text:span></text:p>
      <text:p text:style-name="P5"><text:span text:style-name="Strong_20_Emphasis">Dynamiczne aktualizacje:</text:span><text:line-break/>Wszelkie zmiany, takie jak dodawanie, usuwanie czy zmiana statusu zadania, są od razu odzwierciedlane na liście i w statystykach. <text:s text:c="3"/></text:p>
      <text:p text:style-name="P6"/>
      <text:p text:style-name="P5"><text:span text:style-name="Strong_20_Emphasis">Responsywny interfejs:</text:span> </text:p>
      <text:p text:style-name="P5"><text:span text:style-name="T4">Moduł</text:span> działa równie dobrze na komputerach, tabletach i smartfonach.</text:p>
      <text:p text:style-name="Horizontal_20_Line"><text:span text:style-name="Strong_20_Emphas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5T14:19:55.199000000</dc:date>
    <meta:editing-duration>PT30M18S</meta:editing-duration>
    <meta:editing-cycles>18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26" meta:word-count="395" meta:character-count="2948" meta:non-whitespace-character-count="2572"/>
  </office:meta>
</office:document-meta>
</file>